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300000196D441C94D1720CD0B.png" manifest:media-type="image/png"/>
  <manifest:file-entry manifest:full-path="Pictures/10000001000002AC000000F3A71070DCBB741E24.png" manifest:media-type="image/png"/>
  <manifest:file-entry manifest:full-path="Pictures/100000010000017D0000019D1E058D52B6364CB4.png" manifest:media-type="image/png"/>
  <manifest:file-entry manifest:full-path="Pictures/100000010000018500000053FE6C649E60E03521.png" manifest:media-type="image/png"/>
  <manifest:file-entry manifest:full-path="Pictures/1000000100000297000000B18BF8D28BB3EC8B0A.png" manifest:media-type="image/png"/>
  <manifest:file-entry manifest:full-path="Pictures/100000010000027800000063F47F6D66B584D96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132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Lab3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110164511 黃粲育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et2shellcode</text:p>
          </draw:text-box>
        </draw:frame>
        <draw:frame draw:style-name="gr2" draw:text-style-name="P3" draw:layer="layout" svg:width="25cm" svg:height="3.945cm" svg:x="1.5cm" svg:y="4.555cm" presentation:class="graphic" presentation:user-transformed="true">
          <draw:image xlink:href="Pictures/100000010000027800000063F47F6D66B584D967.png" xlink:type="simple" xlink:show="embed" xlink:actuate="onLoad" draw:mime-type="image/png">
            <text:p/>
          </draw:image>
        </draw:frame>
        <draw:frame draw:style-name="gr3" draw:text-style-name="P4" draw:layer="layout" svg:width="18cm" svg:height="2.089cm" svg:x="4cm" svg:y="12cm">
          <draw:text-box>
            <text:p>先執行一下，要求我們輸入一個字串然後結束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3" draw:layer="layout" svg:width="17.541cm" svg:height="4.682cm" svg:x="3cm" svg:y="2.818cm">
          <draw:image xlink:href="Pictures/1000000100000297000000B18BF8D28BB3EC8B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3" draw:layer="layout" svg:width="11.531cm" svg:height="12.5cm" svg:x="2.5cm" svg:y="1cm" presentation:class="graphic" presentation:user-transformed="true">
          <draw:image xlink:href="Pictures/100000010000017D0000019D1E058D52B6364CB4.png" xlink:type="simple" xlink:show="embed" xlink:actuate="onLoad" draw:mime-type="image/png">
            <text:p/>
          </draw:image>
        </draw:frame>
        <draw:frame draw:style-name="gr6" draw:text-style-name="P4" draw:layer="layout" svg:width="11.5cm" svg:height="2.8cm" svg:x="15.5cm" svg:y="3.7cm">
          <draw:text-box>
            <text:p>丟到ghidra找到main function發現gets 會有buffer overflow的問題</text:p>
          </draw:text-box>
        </draw:frame>
        <draw:frame draw:style-name="gr3" draw:text-style-name="P5" draw:layer="layout" svg:width="10.5cm" svg:height="2.089cm" svg:x="15.5cm" svg:y="8.411cm">
          <draw:text-box>
            <text:p>用gdb 發現buf2的位址有執行權限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5" draw:text-style-name="P3" draw:layer="layout" svg:width="19.348cm" svg:height="6.872cm" svg:x="1cm" svg:y="0.5cm" presentation:class="graphic" presentation:user-transformed="true">
          <draw:image xlink:href="Pictures/10000001000002AC000000F3A71070DCBB741E24.png" xlink:type="simple" xlink:show="embed" xlink:actuate="onLoad" draw:mime-type="image/png">
            <text:p/>
          </draw:image>
        </draw:frame>
        <draw:frame draw:style-name="gr4" draw:text-style-name="P3" draw:layer="layout" svg:width="18.754cm" svg:height="4cm" svg:x="7.5cm" svg:y="10cm">
          <draw:image xlink:href="Pictures/100000010000018500000053FE6C649E60E03521.png" xlink:type="simple" xlink:show="embed" xlink:actuate="onLoad" draw:mime-type="image/png">
            <text:p/>
          </draw:image>
        </draw:frame>
        <draw:frame draw:style-name="gr7" draw:text-style-name="P5" draw:layer="layout" svg:width="5cm" svg:height="2.8cm" svg:x="0.5cm" svg:y="10cm">
          <draw:text-box>
            <text:p>需要112個字元才會buffer overflow 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5" draw:layer="layout" svg:width="16cm" svg:height="2.8cm" svg:x="2cm" svg:y="1.5cm">
          <draw:text-box>
            <text:p>我們前面先放shellcode，然後把長度補到112，最後放buff2的位址，main執行完後就會跳到buff2執行shellcode</text:p>
          </draw:text-box>
        </draw:frame>
        <draw:frame draw:style-name="gr8" draw:text-style-name="P6" draw:layer="layout" svg:width="14.048cm" svg:height="10.741cm" svg:x="10.952cm" svg:y="4cm">
          <draw:image xlink:href="Pictures/100000010000021300000196D441C94D1720CD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6T15:09:30.875642447</meta:creation-date>
    <dc:date>2021-12-16T10:07:08.103060381</dc:date>
    <meta:editing-duration>PT1H50M37S</meta:editing-duration>
    <meta:editing-cycles>2</meta:editing-cycles>
    <meta:generator>LibreOffice/7.2.4.1$Linux_X86_64 LibreOffice_project/27d75539669ac387bb498e35313b970b7fe9c4f9</meta:generator>
    <meta:document-statistic meta:object-count="48"/>
  </office:meta>
</office:document-meta>
</file>